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c31" style:family="text">
      <style:text-properties fo:font-weight="bold" fo:font-family="Sans"/>
    </style:style>
    <style:style style:name="p30" style:family="paragraph">
      <style:paragraph-properties fo:margin-top="10.5pt" fo:margin-bottom="9pt"/>
    </style:style>
    <style:style style:name="c29" style:family="text">
      <style:text-properties fo:font-family="Sans" style:text-underline-type="single" style:text-underline-style="solid" fo:color="#0000ff"/>
    </style:style>
    <style:style style:name="c28" style:family="text">
      <style:text-properties fo:font-family="Sans" style:text-underline-type="single" style:text-underline-style="solid" fo:color="#0000ff"/>
    </style:style>
    <style:style style:name="p27" style:family="paragraph">
      <style:paragraph-properties fo:margin-top="9pt" fo:margin-bottom="9pt"/>
    </style:style>
    <style:style style:name="c25" style:family="text">
      <style:text-properties fo:font-family="Sans" style:text-underline-type="single" style:text-underline-style="solid" fo:color="#0000ff"/>
    </style:style>
    <style:style style:name="c24" style:family="text">
      <style:text-properties fo:font-family="Sans" style:text-underline-type="single" style:text-underline-style="solid" fo:color="#0000ff"/>
    </style:style>
    <style:style style:name="c7" style:family="text">
      <style:text-properties fo:font-family="Sans" style:text-underline-type="single" style:text-underline-style="solid" fo:color="#0000ff"/>
    </style:style>
    <style:style style:name="c6" style:family="text">
      <style:text-properties fo:font-family="Sans" style:text-underline-type="single" style:text-underline-style="solid" fo:color="#0000ff"/>
    </style:style>
    <style:style style:name="p5" style:family="paragraph">
      <style:paragraph-properties fo:margin-top="9pt" fo:margin-bottom="9pt"/>
    </style:style>
    <style:style style:name="c4" style:family="text">
      <style:text-properties fo:font-weight="bold" fo:font-family="Sans"/>
    </style:style>
    <style:style style:name="p3" style:family="paragraph">
      <style:paragraph-properties fo:margin-top="13.5pt" fo:margin-bottom="9pt"/>
    </style:style>
    <style:style style:name="c38" style:family="text">
      <style:text-properties fo:font-family="Sans" style:text-underline-type="single" style:text-underline-style="solid" fo:color="#0000ff"/>
    </style:style>
    <style:style style:name="c0" style:family="text">
      <style:text-properties fo:font-family="Sans"/>
    </style:style>
    <style:style style:name="c37" style:family="text">
      <style:text-properties fo:font-family="Sans" style:text-underline-type="single" style:text-underline-style="solid" fo:color="#0000ff"/>
    </style:style>
    <style:style style:name="c36" style:family="text">
      <style:text-properties fo:font-family="Sans" style:text-underline-type="single" style:text-underline-style="solid" fo:color="#0000ff"/>
    </style:style>
    <text:list-style style:name="L15">
      <text:list-level-style-bullet text:bullet-char="●" text:level="1">
        <style:list-level-properties fo:text-align="start" text:space-before="8mm"/>
      </text:list-level-style-bullet>
    </text:list-style>
    <style:style style:name="c35" style:family="text">
      <style:text-properties fo:font-family="monospace"/>
    </style:style>
    <style:style style:name="c13" style:family="text">
      <style:text-properties fo:font-weight="bold" fo:font-family="Sans"/>
    </style:style>
    <style:style style:name="c34" style:family="text">
      <style:text-properties fo:font-weight="bold" fo:font-family="monospace"/>
    </style:style>
    <style:style style:name="c12" style:family="text">
      <style:text-properties fo:font-weight="bold" fo:font-family="Sans"/>
    </style:style>
    <style:style style:name="c33" style:family="text">
      <style:text-properties fo:font-weight="bold" fo:font-family="Sans"/>
    </style:style>
    <style:style style:name="p11" style:family="paragraph">
      <style:paragraph-properties fo:margin-top="12pt" fo:margin-bottom="9pt"/>
    </style:style>
    <style:style style:name="p32" style:family="paragraph">
      <style:paragraph-properties fo:margin-top="9pt" fo:margin-bottom="9pt"/>
    </style:style>
    <style:style style:name="c10" style:family="text">
      <style:text-properties fo:font-family="Sans" style:text-underline-type="single" style:text-underline-style="solid" fo:color="#0000ff"/>
    </style:style>
    <style:style style:name="c9" style:family="text">
      <style:text-properties fo:font-family="Sans" style:text-underline-type="single" style:text-underline-style="solid" fo:color="#0000ff"/>
    </style:style>
    <style:style style:name="c8" style:family="text">
      <style:text-properties fo:font-family="Sans" style:text-underline-type="single" style:text-underline-style="solid" fo:color="#0000ff"/>
    </style:style>
    <style:style style:name="c23" style:family="text">
      <style:text-properties fo:font-family="Sans" style:text-underline-type="single" style:text-underline-style="solid" fo:color="#0000ff"/>
    </style:style>
    <style:style style:name="c22" style:family="text">
      <style:text-properties fo:font-family="Sans" style:text-underline-type="single" style:text-underline-style="solid" fo:color="#0000ff"/>
    </style:style>
    <style:style style:name="p21" style:family="paragraph">
      <style:paragraph-properties fo:margin-top="9pt" fo:margin-bottom="9pt"/>
    </style:style>
    <style:style style:name="c18" style:family="text">
      <style:text-properties fo:font-family="Sans" style:text-underline-type="single" style:text-underline-style="solid" fo:color="#0000ff"/>
    </style:style>
    <style:style style:name="p17" style:family="paragraph">
      <style:paragraph-properties fo:margin-top="9pt" fo:margin-bottom="9pt"/>
    </style:style>
  </office:automatic-styles>
  <office:body>
    <office:text>
      <text:p text:style-name="p3"><text:span text:style-name="c4">Week 1 - Supplementary Materials</text:span></text:p>
      <text:p text:style-name="p5">
        <text:a xlink:href="https://github.com/lawfareblog/hacking-cybersecurity/blob/main/week01/Week_01_Homework.md"><text:span text:style-name="c6">Markdown</text:span></text:a><text:span text:style-name="c0"> | </text:span><text:a xlink:href="https://raw.githubusercontent.com/lawfareblog/hacking-cybersecurity/main/week01/Week_01_Homework.pdf"><text:span text:style-name="c7">PDF</text:span></text:a><text:span text:style-name="c0"> | </text:span><text:a xlink:href="https://raw.githubusercontent.com/lawfareblog/hacking-cybersecurity/main/week01/Week_01_Homework.docx"><text:span text:style-name="c8">MS Word DOCX</text:span></text:a><text:span text:style-name="c0"> | </text:span><text:a xlink:href="https://raw.githubusercontent.com/lawfareblog/hacking-cybersecurity/main/week01/Week_01_Homework.odt"><text:span text:style-name="c9">Libre ODT</text:span></text:a><text:span text:style-name="c0"> | </text:span><text:a xlink:href="https://raw.githubusercontent.com/lawfareblog/hacking-cybersecurity/main/week01/Week_01_Homework.html"><text:span text:style-name="c10">HTML</text:span></text:a></text:p>
      <text:p text:style-name="p11"><text:span text:style-name="c12">The Command Line Interface (CLI) and Filesystems</text:span></text:p>
      <text:p text:style-name="p5"><text:span text:style-name="c0">A command line interface accepts text commands and executes programs.</text:span></text:p>
      <text:p text:style-name="p5"><text:span text:style-name="c0">Using a CLI was once the only way a person could operate a computer. Today, most users interact with a graphical user interface (GUI) that allows you, for example, to click an icon on your desktop with a mouse or tap on a smartphone touchscreen.</text:span></text:p>
      <text:p text:style-name="p5"><text:span text:style-name="c0">This week we focus on using a CLI to interact with and navigate a filesystem. This is a basic skill required for hackers.</text:span></text:p>
      <text:p text:style-name="p5"><text:span text:style-name="c13">Try a CLI in your browser:</text:span><text:span text:style-name="c0"> </text:span></text:p>
      <text:list text:style-name="L15">
        <text:list-item>
          <text:p text:style-name="p17">
            <text:a xlink:href="https://bellard.org/jslinux/vm.html?url=alpine-x86.cfg&amp;mem=192"><text:span text:style-name="c18">BROWSER CLI</text:span></text:a></text:p>
        </text:list-item>
      </text:list>
      <text:p text:style-name="p5"><text:span text:style-name="c13">Videos:</text:span><text:span text:style-name="c0"> </text:span></text:p>
      <text:list text:style-name="L15">
        <text:list-item>
          <text:p text:style-name="p21"><text:span text:style-name="c0">Filesystems </text:span><text:a xlink:href="https://raw.githubusercontent.com/lawfareblog/hacking-cybersecurity/main/week01/videos/01_Filesystems.mp4"><text:span text:style-name="c22">MP4</text:span></text:a><text:span text:style-name="c0"> | </text:span><text:a xlink:href="https://raw.githubusercontent.com/lawfareblog/hacking-cybersecurity/main/week01/videos/01_Filesystems.webm"><text:span text:style-name="c23">WEBM</text:span></text:a><text:span text:style-name="c0"> </text:span></text:p>
        </text:list-item>
        <text:list-item>
          <text:p text:style-name="p21"><text:span text:style-name="c0">Navigating Directories </text:span><text:a xlink:href="https://raw.githubusercontent.com/lawfareblog/hacking-cybersecurity/main/week01/videos/02_Navigating_Directories.mp4"><text:span text:style-name="c24">MP4</text:span></text:a><text:span text:style-name="c0"> | </text:span><text:a xlink:href="https://raw.githubusercontent.com/lawfareblog/hacking-cybersecurity/main/week01/videos/02_Navigating_Directories.webm"><text:span text:style-name="c25">WEBM</text:span></text:a><text:span text:style-name="c0"> </text:span></text:p>
        </text:list-item>
        <text:list-item>
          <text:p text:style-name="p27"><text:span text:style-name="c0">Manipulating Files </text:span><text:a xlink:href="https://raw.githubusercontent.com/lawfareblog/hacking-cybersecurity/main/week01/videos/03_Manipulating_Files.mp4"><text:span text:style-name="c28">MP4</text:span></text:a><text:span text:style-name="c0"> | </text:span><text:a xlink:href="https://raw.githubusercontent.com/lawfareblog/hacking-cybersecurity/main/week01/videos/03_Manipulating_Files.webm"><text:span text:style-name="c29">WEBM</text:span></text:a></text:p>
        </text:list-item>
      </text:list>
      <text:p text:style-name="p30"><text:span text:style-name="c31">Basic Commands</text:span></text:p>
      <text:p text:style-name="p32"><text:span text:style-name="c34">pwd</text:span><text:span text:style-name="c33"> - print working directory</text:span></text:p>
      <text:p text:style-name="p5"><text:span text:style-name="c0">Use the </text:span><text:span text:style-name="c35">pwd</text:span><text:span text:style-name="c0"> command to see what directory you are currently in.</text:span></text:p>
      <text:p text:style-name="p5"><text:span text:style-name="c0">On most systems, users start a session in their home directory, which is the directory set by the system administrator for that user. Your home directory is usually </text:span><text:span text:style-name="c35">/home/user</text:span><text:span text:style-name="c0"> where "user" is your account's username. For the administrative superuser named "root", a concept we will explore later, the home directory is </text:span><text:span text:style-name="c35">/root</text:span></text:p>
      <text:p text:style-name="p32"><text:span text:style-name="c34">cd</text:span><text:span text:style-name="c33"> - change directory</text:span></text:p>
      <text:p text:style-name="p5"><text:span text:style-name="c0">To navigate to a specific directory use the </text:span><text:span text:style-name="c35">cd</text:span><text:span text:style-name="c0"> command. The </text:span><text:span text:style-name="c35">cd</text:span><text:span text:style-name="c0"> command takes a path as an argument such as </text:span><text:span text:style-name="c35">cd /usr/bin</text:span><text:span text:style-name="c0"> and moves you into that directory.</text:span></text:p>
      <text:p text:style-name="p5"><text:span text:style-name="c0">If you would like to navigate up the directory tree, use </text:span><text:span text:style-name="c35">cd ..</text:span><text:span text:style-name="c0"> If you are in </text:span><text:span text:style-name="c35">/usr/bin</text:span><text:span text:style-name="c0"> then the </text:span><text:span text:style-name="c35">cd ..</text:span><text:span text:style-name="c0"> command will bring you to </text:span><text:span text:style-name="c35">/usr/bin</text:span><text:span text:style-name="c0"> If you try </text:span><text:span text:style-name="c35">cd ..</text:span><text:span text:style-name="c0"> again, it will bring you to </text:span><text:span text:style-name="c35">/</text:span><text:span text:style-name="c0"> which is the absolute top of the directory tree. This is often called the "directory root", not to be confused with the administrative superuser named "root".</text:span></text:p>
      <text:p text:style-name="p5"><text:span text:style-name="c0">To navigate back to your home directory, use the </text:span><text:span text:style-name="c35">cd</text:span><text:span text:style-name="c0"> command with no arguments or </text:span><text:span text:style-name="c35">cd ~</text:span><text:span text:style-name="c0"> where </text:span><text:span text:style-name="c35">~</text:span><text:span text:style-name="c0"> means your home directory.</text:span></text:p>
      <text:p text:style-name="p32"><text:span text:style-name="c34">ls</text:span><text:span text:style-name="c33"> - list</text:span></text:p>
      <text:p text:style-name="p5"><text:span text:style-name="c35">ls</text:span><text:span text:style-name="c0"> without any arguments will list all the files and directories within the directory you are currently in.</text:span></text:p>
      <text:p text:style-name="p5"><text:span text:style-name="c0">Pass a specific directory as an argument to </text:span><text:span text:style-name="c35">ls</text:span><text:span text:style-name="c0"> to see the contents of that directory. For example, </text:span><text:span text:style-name="c35">ls /usr/bin</text:span><text:span text:style-name="c0"> will list the contents of </text:span><text:span text:style-name="c35">/usr/bin</text:span></text:p>
      <text:p text:style-name="p5"><text:span text:style-name="c0">If you use the </text:span><text:span text:style-name="c35">-l</text:span><text:span text:style-name="c0"> option or "switch" with </text:span><text:span text:style-name="c35">ls</text:span><text:span text:style-name="c0">, you will see much more detail about the directory contents. Try: </text:span><text:span text:style-name="c35">ls -l /usr/bin</text:span></text:p>
      <text:p text:style-name="p5"><text:span text:style-name="c0">To make directory listings easier to read, you can "pipe" the output to </text:span><text:span text:style-name="c35">less</text:span><text:span text:style-name="c0"> such as </text:span><text:span text:style-name="c35">ls -l /usr/bin | less</text:span><text:span text:style-name="c0"> We will talk about pipes and input/output in more detail in later classes.</text:span></text:p>
      <text:p text:style-name="p5"><text:span text:style-name="c0">If you try </text:span><text:span text:style-name="c35">ls --help</text:span><text:span text:style-name="c0"> you can see all options available for </text:span><text:span text:style-name="c35">ls</text:span><text:span text:style-name="c0"> and most other commands.</text:span></text:p>
      <text:p text:style-name="p32"><text:span text:style-name="c34">clear</text:span><text:span text:style-name="c33"> - clear screen</text:span></text:p>
      <text:p text:style-name="p5"><text:span text:style-name="c0">You may find that your CLI has become cluttered. To clear your screen use </text:span><text:span text:style-name="c35">clear</text:span><text:span text:style-name="c0">.</text:span></text:p>
      <text:p text:style-name="p5"><text:span text:style-name="c0">To clear your total terminal / CLI history, try </text:span><text:span text:style-name="c35">history -c</text:span></text:p>
      <text:p text:style-name="p32"><text:span text:style-name="c34">man</text:span><text:span text:style-name="c33"> - manual</text:span></text:p>
      <text:p text:style-name="p5"><text:span text:style-name="c0">The </text:span><text:span text:style-name="c35">man</text:span><text:span text:style-name="c0"> command will open the usage manual, if one exists, for the command that you pass to it as an argument. For example, </text:span><text:span text:style-name="c35">man ls</text:span><text:span text:style-name="c0"> will open the manual for the </text:span><text:span text:style-name="c35">ls</text:span><text:span text:style-name="c0"> command. You can quit this manual view by typing </text:span><text:span text:style-name="c35">q</text:span></text:p>
      <text:p text:style-name="p5"><text:span text:style-name="c0">Hackers use the slang </text:span><text:a xlink:href="https://en.wikipedia.org/wiki/RTFM"><text:span text:style-name="c36">RTFM</text:span></text:a><text:span text:style-name="c0"> to refer to the tendency for users to ignore manuals.</text:span></text:p>
      <text:p text:style-name="p5"><text:span text:style-name="c0">Often, you can view a shorter version of the options for a command that is similar to the manual with the </text:span><text:span text:style-name="c35">--help</text:span><text:span text:style-name="c0"> or </text:span><text:span text:style-name="c35">-h</text:span><text:span text:style-name="c0"> switches, such as </text:span><text:span text:style-name="c35">ls --help</text:span><text:span text:style-name="c0"> or </text:span><text:span text:style-name="c35">nano -h</text:span></text:p>
      <text:p text:style-name="p32"><text:span text:style-name="c34">mkdir</text:span><text:span text:style-name="c33"> - make directory</text:span></text:p>
      <text:p text:style-name="p5"><text:span text:style-name="c0">To create a new directory, use the </text:span><text:span text:style-name="c35">mkdir</text:span><text:span text:style-name="c0"> command. You can only create a directory where you have permission to do so. Permissions are a concept we will cover in class later. For now, try creating the directory </text:span><text:span text:style-name="c35">catphotos</text:span><text:span text:style-name="c0"> in your home directory: </text:span><text:span text:style-name="c35">mkdir ~/cats</text:span></text:p>
      <text:p text:style-name="p32"><text:span text:style-name="c34">touch</text:span><text:span text:style-name="c33"> - create an empty file</text:span></text:p>
      <text:p text:style-name="p5"><text:span text:style-name="c0">The </text:span><text:span text:style-name="c35">touch</text:span><text:span text:style-name="c0"> command creates a new, empty file such as </text:span><text:span text:style-name="c35">touch ~/cats/awesome-cat-names.txt</text:span></text:p>
      <text:p text:style-name="p32"><text:span text:style-name="c34">nano</text:span><text:span text:style-name="c33"> - simple text editor</text:span></text:p>
      <text:p text:style-name="p5"><text:span text:style-name="c0">Nano is one of many text editors that can be loaded with the CLI, but is probably the simplest. It will load a file in a separate view that can be exited with </text:span><text:span text:style-name="c35">CTRL+X</text:span><text:span text:style-name="c0"> and you will see this at the bottom of the screen represented as </text:span><text:span text:style-name="c35">^X</text:span><text:span text:style-name="c0"> For more information, </text:span><text:a xlink:href="https://www.howtogeek.com/howto/42980/the-beginners-guide-to-nano-the-linux-command-line-text-editor/"><text:span text:style-name="c37">read this tutorial</text:span></text:a><text:span text:style-name="c0">.</text:span></text:p>
      <text:p text:style-name="p5"><text:span text:style-name="c0">Create your own list of awesome cat names with </text:span><text:span text:style-name="c35">nano ~/cats/awesome-cat-names.txt</text:span></text:p>
      <text:p text:style-name="p5"><text:span text:style-name="c0">Traditionally, the two text editors that hackers use are </text:span><text:span text:style-name="c35">vi</text:span><text:span text:style-name="c0"> or </text:span><text:span text:style-name="c35">emacs</text:span><text:span text:style-name="c0"> There is a tongue-in-cheek </text:span><text:a xlink:href="https://en.wikipedia.org/wiki/Editor_war"><text:span text:style-name="c38">"editor war"</text:span></text:a><text:span text:style-name="c0"> between these two editors.</text:span></text:p>
      <text:p text:style-name="p32"><text:span text:style-name="c34">mv</text:span><text:span text:style-name="c33"> - move a file</text:span></text:p>
      <text:p text:style-name="p5"><text:span text:style-name="c35">mv</text:span><text:span text:style-name="c0"> can move a file or directory somewhere else on the filesystem but </text:span><text:span text:style-name="c13">is also used to rename files</text:span><text:span text:style-name="c0">. This is because renaming a file is just creating a new entry for the file, the same operation as moving it to another directory, as far as the filesystem is concerned.</text:span></text:p>
      <text:p text:style-name="p5"><text:span text:style-name="c0">Use the </text:span><text:span text:style-name="c35">mv</text:span><text:span text:style-name="c0"> command and pass two arguments, the first being the current filename and the second being the new name: </text:span><text:span text:style-name="c35">mv awesome-cat-names.txt cool-cat-names.txt</text:span></text:p>
      <text:p text:style-name="p5"><text:span text:style-name="c0">Use </text:span><text:span text:style-name="c35">mv -R</text:span><text:span text:style-name="c0"> to move a directory and its contents.</text:span></text:p>
      <text:p text:style-name="p5"><text:span text:style-name="c0">Be careful! If there is already a file with the same name, you will overwrite that file.</text:span></text:p>
      <text:p text:style-name="p32"><text:span text:style-name="c34">cp</text:span><text:span text:style-name="c33"> - copy</text:span></text:p>
      <text:p text:style-name="p5"><text:span text:style-name="c0">To copy a file use the cp command: </text:span><text:span text:style-name="c35">cp cool-cat-names.txt cool-cat-names2.txt</text:span></text:p>
      <text:p text:style-name="p5"><text:span text:style-name="c0">Use </text:span><text:span text:style-name="c35">cp -R</text:span><text:span text:style-name="c0"> to copy a directory and its contents.</text:span></text:p>
      <text:p text:style-name="p32"><text:span text:style-name="c34">rm</text:span><text:span text:style-name="c33"> - remove</text:span></text:p>
      <text:p text:style-name="p5"><text:span text:style-name="c0">Delete a file: </text:span><text:span text:style-name="c35">rm cool-cat-names2.txt</text:span></text:p>
      <text:p text:style-name="p5"><text:span text:style-name="c0">Use </text:span><text:span text:style-name="c35">rm -R</text:span><text:span text:style-name="c0"> to delete a directory and its contents.</text:span></text:p>
      <text:p text:style-name="p5"><text:span text:style-name="c0">Be careful! There are jokes on the Internet that hackers like to test on new users, or "n00bs", such as </text:span><text:span text:style-name="c35">rm -Rf /</text:span><text:span text:style-name="c0"> that can be very dangerous. Luckily, you usually have to be the administrative superuser "root" to do serious damage to your filesystem. </text:span></text:p>
    </office:text>
  </office:body>
</office:document-content>
</file>